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Normal_20__28_Web_29_">
      <style:paragraph-properties fo:margin-left="0in" fo:margin-right="0in" fo:margin-top="0in" fo:margin-bottom="0in"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7" style:family="paragraph" style:parent-style-name="Standard">
      <style:paragraph-properties fo:margin-left="0in" fo:margin-right="0in" fo:margin-top="0.1945in" fo:margin-bottom="0.1945in" fo:text-indent="0in" style:auto-text-indent="false"/>
    </style:style>
    <style:style style:name="P8"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start" style:justify-single-word="false" fo:text-indent="0in" style:auto-text-indent="false"/>
    </style:style>
    <style:style style:name="P11" style:family="paragraph" style:parent-style-name="Text_20_body">
      <style:paragraph-properties fo:margin-left="0in" fo:margin-right="0in" fo:text-indent="0in" style:auto-text-indent="false"/>
      <style:text-properties fo:font-style="normal" style:font-style-asian="normal" style:font-style-complex="normal"/>
    </style:style>
    <style:style style:name="P12"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3" style:family="paragraph" style:parent-style-name="Text_20_body">
      <style:paragraph-properties fo:margin-left="0in" fo:margin-right="0in" fo:text-indent="0in" style:auto-text-indent="false"/>
      <style:text-properties fo:font-style="italic" style:font-style-asian="italic" style:font-style-complex="italic"/>
    </style:style>
    <style:style style:name="P14" style:family="paragraph" style:parent-style-name="Standard">
      <style:paragraph-properties fo:margin-left="0in" fo:margin-right="0in" fo:margin-top="0in" fo:margin-bottom="0.0799in" fo:text-indent="0in" style:auto-text-indent="false"/>
    </style:style>
    <style:style style:name="P15" style:family="paragraph" style:parent-style-name="Text_20_body">
      <style:paragraph-properties fo:margin-left="0in" fo:margin-right="0in" fo:margin-top="0in" fo:margin-bottom="0.0799in" fo:text-indent="0in" style:auto-text-indent="false"/>
    </style:style>
    <style:style style:name="P16" style:family="paragraph" style:parent-style-name="Normal_20__28_Web_29_">
      <style:paragraph-properties fo:margin-left="0in" fo:margin-right="0in" fo:text-indent="0in" style:auto-text-indent="false"/>
    </style:style>
    <style:style style:name="P17" style:family="paragraph" style:parent-style-name="Text_20_body">
      <style:paragraph-properties fo:margin-left="0in" fo:margin-right="0in" fo:margin-top="0in" fo:margin-bottom="0.0598in" fo:text-indent="0in" style:auto-text-indent="false"/>
    </style:style>
    <style:style style:name="P18" style:family="paragraph" style:parent-style-name="List_20_Continue">
      <style:paragraph-properties fo:margin-left="0in" fo:margin-right="0in" fo:text-indent="0in" style:auto-text-indent="false"/>
    </style:style>
    <style:style style:name="P19" style:family="paragraph" style:parent-style-name="Standard">
      <style:paragraph-properties fo:margin-left="-0.5in" fo:margin-right="0in" fo:text-indent="0in" style:auto-text-indent="false"/>
    </style:style>
    <style:style style:name="P20" style:family="paragraph" style:parent-style-name="List_20_Continue">
      <style:paragraph-properties fo:margin-left="-0.5in" fo:margin-right="0in" fo:text-indent="0in" style:auto-text-indent="false"/>
    </style:style>
    <style:style style:name="P21" style:family="paragraph" style:parent-style-name="Text_20_body">
      <style:paragraph-properties fo:margin-left="-0.5in" fo:margin-right="0in" fo:text-indent="0in" style:auto-text-indent="false"/>
    </style:style>
    <style:style style:name="P22" style:family="paragraph" style:parent-style-name="Text_20_body">
      <style:paragraph-properties fo:margin-left="1in" fo:margin-right="0in" fo:margin-top="0in" fo:margin-bottom="0in" fo:text-indent="0in" style:auto-text-indent="false"/>
    </style:style>
    <style:style style:name="P23"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24" style:family="paragraph" style:parent-style-name="Text_20_body">
      <style:paragraph-properties fo:margin-left="0.5in" fo:margin-right="0in" fo:text-indent="0in" style:auto-text-indent="false"/>
      <style:text-properties fo:font-style="italic" style:font-style-asian="italic"/>
    </style:style>
    <style:style style:name="P25"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2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2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2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29"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30"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31"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32" style:family="paragraph" style:parent-style-name="Date">
      <style:paragraph-properties fo:margin-left="2.5in" fo:margin-right="0in" fo:text-indent="0in" style:auto-text-indent="false"/>
    </style:style>
    <style:style style:name="P33" style:family="paragraph" style:parent-style-name="Heading_20_2">
      <style:paragraph-properties fo:margin-left="0.0083in" fo:margin-right="0in" fo:text-indent="0in" style:auto-text-indent="false"/>
    </style:style>
    <style:style style:name="P34" style:family="paragraph" style:parent-style-name="Standard">
      <style:paragraph-properties fo:margin-top="0in" fo:margin-bottom="0.0799in"/>
    </style:style>
    <style:style style:name="P35" style:family="paragraph" style:parent-style-name="Standard">
      <style:paragraph-properties fo:margin-top="0in" fo:margin-bottom="0.0799in"/>
      <style:text-properties fo:color="#000000" fo:font-weight="normal" style:font-weight-asian="normal" style:font-weight-complex="normal"/>
    </style:style>
    <style:style style:name="P36" style:family="paragraph" style:parent-style-name="List_20_Number_20_4">
      <style:paragraph-properties fo:margin-left="-1in" fo:margin-right="0in" fo:text-indent="0in" style:auto-text-indent="false"/>
    </style:style>
    <style:style style:name="P37"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38"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39" style:family="paragraph" style:parent-style-name="List" style:list-style-name="WW8Num24">
      <style:paragraph-properties fo:margin-left="-0.5in" fo:margin-right="0in" fo:text-indent="-0.25in" style:auto-text-indent="false"/>
    </style:style>
    <style:style style:name="P40" style:family="paragraph" style:parent-style-name="List" style:list-style-name="WW8Num24">
      <style:paragraph-properties fo:margin-left="-0.5in" fo:margin-right="0in" fo:text-indent="-0.25in" style:auto-text-indent="false"/>
    </style:style>
    <style:style style:name="P41" style:family="paragraph" style:parent-style-name="List" style:list-style-name="WW8Num24">
      <style:paragraph-properties fo:margin-left="-0.5in" fo:margin-right="0in" fo:text-indent="-0.25in" style:auto-text-indent="false"/>
    </style:style>
    <style:style style:name="P42" style:family="paragraph" style:parent-style-name="List" style:list-style-name="WW8Num24">
      <style:paragraph-properties fo:margin-left="-0.5in" fo:margin-right="0in" fo:text-indent="-0.25in" style:auto-text-indent="false"/>
    </style:style>
    <style:style style:name="P43" style:family="paragraph" style:parent-style-name="Text_20_body">
      <style:text-properties fo:font-size="10.5pt" fo:font-style="italic" style:font-style-asian="italic" style:font-style-complex="italic"/>
    </style:style>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text-properties fo:color="#000000"/>
    </style:style>
    <style:style style:name="P46" style:family="paragraph" style:parent-style-name="Text_20_body">
      <style:text-properties fo:font-size="12pt" fo:font-style="normal" style:font-size-asian="12pt" style:font-style-asian="normal" style:font-size-complex="12pt" style:font-style-complex="normal"/>
    </style:style>
    <style:style style:name="P47" style:family="paragraph" style:parent-style-name="Text_20_body" style:list-style-name="WW8Num18">
      <style:paragraph-properties fo:margin-left="-1in" fo:margin-right="0in" fo:margin-top="0in" fo:margin-bottom="0.0799in" fo:text-indent="0in" style:auto-text-indent="false"/>
    </style:style>
    <style:style style:name="P48"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49" style:family="paragraph" style:parent-style-name="Text_20_body">
      <style:paragraph-properties fo:margin-left="-1in" fo:margin-right="0in" fo:text-indent="0in" style:auto-text-indent="false"/>
    </style:style>
    <style:style style:name="P50" style:family="paragraph" style:parent-style-name="Text_20_body" style:list-style-name="WW8Num33">
      <style:paragraph-properties fo:margin-left="-0.5in" fo:margin-right="0in" fo:text-indent="0in" style:auto-text-indent="false"/>
    </style:style>
    <style:style style:name="P51" style:family="paragraph" style:parent-style-name="Text_20_body" style:list-style-name="WW8Num33">
      <style:paragraph-properties fo:margin-left="-0.5in" fo:margin-right="0in" fo:text-indent="0in" style:auto-text-indent="false"/>
    </style:style>
    <style:style style:name="P52" style:family="paragraph" style:parent-style-name="Text_20_body">
      <style:paragraph-properties fo:margin-left="0in" fo:margin-right="0in" fo:text-indent="0in" style:auto-text-indent="false"/>
    </style:style>
    <style:style style:name="P53" style:family="paragraph" style:parent-style-name="Text_20_body" style:list-style-name="WW8Num33">
      <style:paragraph-properties fo:margin-left="0in" fo:margin-right="0in" fo:text-indent="0in" style:auto-text-indent="false"/>
    </style:style>
    <style:style style:name="P54"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indent="0in" style:auto-text-indent="false"/>
      <style:text-properties fo:font-style="normal" style:font-style-asian="normal" style:font-style-complex="normal"/>
    </style:style>
    <style:style style:name="P57" style:family="paragraph" style:parent-style-name="Text_20_body">
      <style:paragraph-properties fo:margin-left="0in" fo:margin-right="0in" fo:text-indent="0in" style:auto-text-indent="false"/>
      <style:text-properties fo:font-weight="bold" style:font-weight-asian="bold" style:font-weight-complex="bold"/>
    </style:style>
    <style:style style:name="P58" style:family="paragraph" style:parent-style-name="Text_20_body">
      <style:paragraph-properties fo:margin-left="0in" fo:margin-right="0in" fo:margin-top="0.1945in" fo:margin-bottom="0.1945in" fo:text-indent="0in" style:auto-text-indent="false"/>
    </style:style>
    <style:style style:name="P59" style:family="paragraph" style:parent-style-name="Text_20_body">
      <style:paragraph-properties fo:margin-left="0in" fo:margin-right="0in" fo:margin-top="0.1945in" fo:margin-bottom="0.1945in" fo:text-indent="0in" style:auto-text-indent="false"/>
      <style:text-properties fo:color="#000000"/>
    </style:style>
    <style:style style:name="P60" style:family="paragraph" style:parent-style-name="Text_20_body" style:list-style-name="L6">
      <style:paragraph-properties fo:margin-left="0.5in" fo:margin-right="0in" fo:margin-top="0in" fo:margin-bottom="0in" fo:text-indent="0in" style:auto-text-indent="false"/>
    </style:style>
    <style:style style:name="P61" style:family="paragraph" style:parent-style-name="Text_20_body" style:list-style-name="L6">
      <style:paragraph-properties fo:margin-left="0.5in" fo:margin-right="0in" fo:margin-top="0in" fo:margin-bottom="0in" fo:text-indent="0in" style:auto-text-indent="false"/>
    </style:style>
    <style:style style:name="P62" style:family="paragraph" style:parent-style-name="Text_20_body" style:list-style-name="L6">
      <style:paragraph-properties fo:margin-left="0.5in" fo:margin-right="0in" fo:margin-top="0in" fo:margin-bottom="0in" fo:text-indent="0in" style:auto-text-indent="false"/>
    </style:style>
    <style:style style:name="P63" style:family="paragraph" style:parent-style-name="Text_20_body" style:list-style-name="L6">
      <style:paragraph-properties fo:margin-left="0.5in" fo:margin-right="0in" fo:margin-top="0in" fo:margin-bottom="0in" fo:text-indent="0in" style:auto-text-indent="false"/>
    </style:style>
    <style:style style:name="P64" style:family="paragraph" style:parent-style-name="Text_20_body">
      <style:paragraph-properties fo:margin-left="0.5in" fo:margin-right="0in" fo:text-indent="0in" style:auto-text-indent="false"/>
    </style:style>
    <style:style style:name="P6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66"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67" style:family="paragraph" style:parent-style-name="Text_20_body" style:list-style-name="L6">
      <style:paragraph-properties fo:margin-left="1in" fo:margin-right="0in" fo:margin-top="0in" fo:margin-bottom="0in" fo:text-indent="0in" style:auto-text-indent="false"/>
    </style:style>
    <style:style style:name="P68" style:family="paragraph" style:parent-style-name="Text_20_body" style:list-style-name="L6">
      <style:paragraph-properties fo:margin-left="1in" fo:margin-right="0in" fo:margin-top="0in" fo:margin-bottom="0in" fo:text-indent="0in" style:auto-text-indent="false"/>
    </style:style>
    <style:style style:name="P69" style:family="paragraph" style:parent-style-name="Text_20_body" style:list-style-name="L6">
      <style:paragraph-properties fo:margin-left="1in" fo:margin-right="0in" fo:margin-top="0in" fo:margin-bottom="0in" fo:text-indent="0in" style:auto-text-indent="false"/>
    </style:style>
    <style:style style:name="P70" style:family="paragraph" style:parent-style-name="Text_20_body" style:list-style-name="L6">
      <style:paragraph-properties fo:margin-left="1in" fo:margin-right="0in" fo:margin-top="0in" fo:margin-bottom="0in" fo:text-indent="0in" style:auto-text-indent="false"/>
    </style:style>
    <style:style style:name="P71" style:family="paragraph" style:parent-style-name="Text_20_body" style:list-style-name="L6">
      <style:paragraph-properties fo:margin-left="1in" fo:margin-right="0in" fo:margin-top="0in" fo:margin-bottom="0in" fo:text-indent="0in" style:auto-text-indent="false"/>
    </style:style>
    <style:style style:name="P72" style:family="paragraph" style:parent-style-name="Text_20_body" style:list-style-name="L6">
      <style:paragraph-properties fo:margin-left="1in" fo:margin-right="0in" fo:margin-top="0in" fo:margin-bottom="0in" fo:text-indent="0in" style:auto-text-indent="false"/>
    </style:style>
    <style:style style:name="P73" style:family="paragraph" style:parent-style-name="Text_20_body" style:list-style-name="L6">
      <style:paragraph-properties fo:margin-left="1in" fo:margin-right="0in" fo:text-indent="0in" style:auto-text-indent="false"/>
    </style:style>
    <style:style style:name="P74" style:family="paragraph" style:parent-style-name="Standard">
      <style:text-properties fo:font-style="normal" style:font-style-asian="normal" style:font-style-complex="normal"/>
    </style:style>
    <style:style style:name="P75" style:family="paragraph" style:parent-style-name="Standard">
      <style:paragraph-properties fo:margin-left="0in" fo:margin-right="0in" fo:margin-top="0in" fo:margin-bottom="0.0799in" fo:text-indent="0in" style:auto-text-indent="false"/>
    </style:style>
    <style:style style:name="P76" style:family="paragraph" style:parent-style-name="Standard" style:list-style-name="L5">
      <style:paragraph-properties fo:margin-left="0in" fo:margin-right="0in" fo:margin-top="0in" fo:margin-bottom="0.0799in" fo:text-indent="0in" style:auto-text-indent="false"/>
    </style:style>
    <style:style style:name="P77" style:family="paragraph" style:parent-style-name="Standard" style:list-style-name="L5">
      <style:paragraph-properties fo:margin-left="0in" fo:margin-right="0in" fo:margin-top="0in" fo:margin-bottom="0.0799in" fo:text-indent="0in" style:auto-text-indent="false"/>
    </style:style>
    <style:style style:name="P78" style:family="paragraph" style:parent-style-name="Standard">
      <style:paragraph-properties fo:margin-left="0in" fo:margin-right="0in" fo:margin-top="0.1945in" fo:margin-bottom="0.1945in" fo:text-indent="0in" style:auto-text-indent="false"/>
    </style:style>
    <style:style style:name="P79" style:family="paragraph" style:parent-style-name="Standard">
      <style:paragraph-properties fo:margin-left="-0.5in" fo:margin-right="0in" fo:margin-top="0.1945in" fo:margin-bottom="0.1945in" fo:text-indent="0.5in" style:auto-text-indent="false"/>
    </style:style>
    <style:style style:name="P80"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8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2" style:family="paragraph" style:parent-style-name="Body_20_Text_20_First_20_Indent">
      <style:paragraph-properties fo:margin-left="0in" fo:margin-right="0in" fo:text-align="center" style:justify-single-word="false" fo:text-indent="0in" style:auto-text-indent="false"/>
    </style:style>
    <style:style style:name="P83" style:family="paragraph" style:parent-style-name="Normal_20__28_Web_29_">
      <style:paragraph-properties fo:margin-left="0in" fo:margin-right="0in" fo:margin-top="0in" fo:margin-bottom="0.0799in" fo:text-indent="0in" style:auto-text-indent="false"/>
    </style:style>
    <style:style style:name="P84"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85"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86"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87"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88"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8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0" style:family="paragraph" style:parent-style-name="Contents_20_2">
      <style:paragraph-properties>
        <style:tab-stops>
          <style:tab-stop style:position="5.5252in" style:type="right" style:leader-style="dotted" style:leader-text="."/>
        </style:tab-stops>
      </style:paragraph-properties>
    </style:style>
    <style:style style:name="P91" style:family="paragraph" style:parent-style-name="List_20_Number" style:list-style-name="L7">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2" style:family="paragraph" style:parent-style-name="List_20_Number" style:list-style-name="L7">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9" style:family="paragraph" style:parent-style-name="List_20_Number_20_4">
      <style:paragraph-properties fo:margin-left="0in" fo:margin-right="0in" fo:text-indent="0in" style:auto-text-indent="false"/>
    </style:style>
    <style:style style:name="P100" style:family="paragraph" style:parent-style-name="List_20_Number_20_4">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style:text-underline-style="solid" style:text-underline-width="auto" style:text-underline-color="font-color"/>
    </style:style>
    <style:style style:name="T15" style:family="text">
      <style:text-properties fo:color="#ff0000"/>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color="#000000" fo:font-style="italic" style:font-style-asian="italic" style:font-style-complex="italic"/>
    </style:style>
    <style:style style:name="T21" style:family="text">
      <style:text-properties fo:color="#000000" fo:font-style="italic" fo:font-weight="normal"/>
    </style:style>
    <style:style style:name="T22" style:family="text">
      <style:text-properties fo:color="#000000" fo:font-style="normal" style:font-style-asian="normal" style:font-style-complex="normal"/>
    </style:style>
    <style:style style:name="T23" style:family="text">
      <style:text-properties fo:color="#000000" fo:font-size="10.5pt" fo:font-style="italic" fo:font-weight="normal" style:font-style-asian="italic" style:font-style-complex="italic"/>
    </style:style>
    <style:style style:name="T24" style:family="text">
      <style:text-properties fo:color="#000000" fo:font-size="10.5pt" fo:font-style="italic" style:font-style-asian="italic" style:font-style-complex="italic"/>
    </style:style>
    <style:style style:name="T25" style:family="text">
      <style:text-properties style:font-name="Helv" fo:font-size="10pt" fo:font-style="italic" style:font-size-asian="10pt" style:font-style-asian="italic" style:font-name-complex="Helv" style:font-size-complex="10pt"/>
    </style:style>
    <style:style style:name="T26" style:family="text">
      <style:text-properties style:font-name="Helv" fo:font-size="10pt" fo:language="da" fo:country="DK" fo:font-style="italic" style:font-size-asian="10pt" style:font-style-asian="italic" style:font-name-complex="Helv" style:font-size-complex="10pt"/>
    </style:style>
    <style:style style:name="T27" style:family="text">
      <style:text-properties fo:font-size="12pt"/>
    </style:style>
    <style:style style:name="T28" style:family="text">
      <style:text-properties fo:font-size="12pt" fo:font-style="normal" style:font-size-asian="12pt" style:font-style-asian="normal" style:font-size-complex="12pt" style:font-style-complex="normal"/>
    </style:style>
    <style:style style:name="T29" style:family="text">
      <style:text-properties fo:font-size="12pt" fo:font-style="normal" fo:font-weight="bold" style:font-size-asian="12pt" style:font-style-asian="normal" style:font-weight-asian="bold" style:font-size-complex="12pt" style:font-style-complex="normal" style:font-weight-complex="bold"/>
    </style:style>
    <style:style style:name="T30" style:family="text">
      <style:text-properties fo:font-size="12pt" fo:font-style="italic" style:font-size-asian="12pt" style:font-style-asian="italic" style:font-size-complex="12pt" style:font-style-complex="italic"/>
    </style:style>
    <style:style style:name="T31" style:family="text">
      <style:text-properties fo:font-size="12pt" style:font-size-asian="12pt" style:font-size-complex="12pt"/>
    </style:style>
    <style:style style:name="T32" style:family="text">
      <style:text-properties style:text-underline-style="none"/>
    </style:style>
    <style:style style:name="T33" style:family="text">
      <style:text-properties fo:font-size="10.5pt"/>
    </style:style>
    <style:style style:name="T34" style:family="text">
      <style:text-properties fo:font-size="10.5pt" fo:font-style="italic" style:font-style-asian="italic" style:font-style-complex="italic"/>
    </style:style>
    <style:style style:name="T35" style:family="text">
      <style:text-properties fo:font-weight="normal"/>
    </style:style>
    <style:style style:name="T36" style:family="text">
      <style:text-properties fo:font-weight="normal" style:font-weight-asian="normal" style:font-weight-complex="normal"/>
    </style:style>
    <style:style style:name="T37" style:family="text">
      <style:text-properties style:font-name="Times"/>
    </style:style>
    <style:style style:name="T38" style:family="text">
      <style:text-properties fo:font-size="16pt"/>
    </style:style>
    <style:style style:name="T39" style:family="text">
      <style:text-properties style:font-size-asian="16pt"/>
    </style:style>
    <style:style style:name="T40" style:family="text">
      <style:text-properties style:font-weight-asian="bold"/>
    </style:style>
    <style:style style:name="T41" style:family="text">
      <style:text-properties style:font-size-complex="16pt"/>
    </style:style>
    <style:style style:name="T42" style:family="text">
      <style:text-properties style:font-weight-complex="bold"/>
    </style:style>
    <style:style style:name="T43" style:family="text">
      <style:text-properties style:font-style-asian="italic"/>
    </style:style>
    <style:style style:name="T44" style:family="text">
      <style:text-properties style:font-style-complex="italic"/>
    </style:style>
    <style:style style:name="T45" style:family="text">
      <style:text-properties style:font-size-asian="12pt"/>
    </style:style>
    <style:style style:name="T46" style:family="text">
      <style:text-properties style:font-size-complex="12pt"/>
    </style:style>
    <style:style style:name="T47" style:family="text">
      <style:text-properties style:font-weight-asian="normal"/>
    </style:style>
    <style:style style:name="T48" style:family="text">
      <style:text-properties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xCAT 2 on AIX</text:p>
      <text:p text:style-name="P4">Cloning AIX nodes </text:p>
      <text:p text:style-name="P82">(using AIX mksysb images)</text:p>
      <text:p text:style-name="P32">Date: 4/20/2009</text:p>
      <text:p text:style-name="Date"/>
      <text:table-of-content text:style-name="Sect1" text:name="Table of Contents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89"><text:a xlink:type="simple" xlink:href="#1.Overview|outline">1.0 Overview<text:tab/>1</text:a></text:p>
          <text:p text:style-name="P89"><text:a xlink:type="simple" xlink:href="#2.Cloning AIX nodes (using mksysb images)|outline">2.0 Cloning AIX nodes (using mksysb images)<text:tab/>2</text:a></text:p>
          <text:p text:style-name="P90"><text:a xlink:type="simple" xlink:href="#2.1.Define the HMC as an xCAT node|outline">2.1 Define the HMC as an xCAT node<text:tab/>2</text:a></text:p>
          <text:p text:style-name="P90"><text:a xlink:type="simple" xlink:href="#2.2.Discover the LPARs managed by the HMC|outline">2.2 Discover the LPARs managed by the HMC<text:tab/>2</text:a></text:p>
          <text:p text:style-name="P90"><text:a xlink:type="simple" xlink:href="#2.3.Define xCAT cluster nodes|outline">2.3 Define xCAT cluster nodes<text:tab/>3</text:a></text:p>
          <text:p text:style-name="P90"><text:a xlink:type="simple" xlink:href="#2.4.Define xCAT groups (optional)|outline">2.4 Define xCAT groups (optional)<text:tab/>3</text:a></text:p>
          <text:p text:style-name="P90"><text:a xlink:type="simple" xlink:href="#2.5.Create an operating system image|outline">2.5 Create an operating system image<text:tab/>4</text:a></text:p>
          <text:p text:style-name="P90"><text:a xlink:type="simple" xlink:href="#2.6.Define xCAT networks|outline">2.6 Define xCAT networks<text:tab/>6</text:a></text:p>
          <text:p text:style-name="P90"><text:a xlink:type="simple" xlink:href="#2.7.Create additional NIM network definitions (optional)  |outline">2.7 Create additional NIM network definitions (optional) <text:s/><text:tab/>6</text:a></text:p>
          <text:p text:style-name="P90"><text:a xlink:type="simple" xlink:href="#2.8.Gather MAC information for the install adapters.|outline">2.8 Gather MAC information for the install adapters.<text:tab/>8</text:a></text:p>
          <text:p text:style-name="P90"><text:a xlink:type="simple" xlink:href="#2.9.Set up customization scripts (optional) |outline">2.9 Set up customization scripts (optional) <text:tab/>9</text:a></text:p>
          <text:p text:style-name="P90"><text:a xlink:type="simple" xlink:href="#2.10.Create NIM client &amp; group definitions|outline">2.10 Create NIM client &amp; group definitions<text:tab/>9</text:a></text:p>
          <text:p text:style-name="P90"><text:a xlink:type="simple" xlink:href="#2.11.Initialize the AIX/NIM nodes|outline">2.11 Initialize the AIX/NIM nodes<text:tab/>10</text:a></text:p>
          <text:p text:style-name="P90"><text:a xlink:type="simple" xlink:href="#2.12.Open a remote console (optional)|outline">2.12 Open a remote console (optional)<text:tab/>10</text:a></text:p>
          <text:p text:style-name="P90"><text:a xlink:type="simple" xlink:href="#2.13.Initiate a network boot|outline">2.13 Initiate a network boot<text:tab/>10</text:a></text:p>
          <text:p text:style-name="P90"><text:a xlink:type="simple" xlink:href="#2.14.Verify the deployment|outline">2.14 Verify the deployment<text:tab/>11</text:a></text:p>
          <text:p text:style-name="P89"><text:a xlink:type="simple" xlink:href="#3.Cleanup|outline">3.0 Cleanup<text:tab/>11</text:a></text:p>
          <text:p text:style-name="P90"><text:a xlink:type="simple" xlink:href="#3.1.Removing NIM machine definitions|outline">3.1 Removing NIM machine definitions<text:tab/>11</text:a></text:p>
          <text:p text:style-name="P90"><text:a xlink:type="simple" xlink:href="#3.2.Removing NIM resources |outline">3.2 Removing NIM resources <text:tab/>12</text:a></text:p>
        </text:index-body>
      </text:table-of-content>
      <text:p text:style-name="P1"/>
      <text:h text:style-name="Heading_20_1" text:outline-level="1">Overview</text:h>
      <text:p text:style-name="P14">This “How-To” illustrates how to use AIX <text:span text:style-name="T3">mksysb</text:span> backup images to clone AIX nodes.</text:p>
      <text:p text:style-name="P15">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14">The process described below uses xCAT features to automatically run the necessary AIX and NIM commands. <text:s text:c="2"/></text:p>
      <text:list text:style-name="WW8Num18">
        <text:list-item>
          <text:list>
            <text:list-header>
              <text:p text:style-name="P47">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35">Before starting this process it is assumed you have completed the following.</text:p>
      <text:list text:style-name="WW8Num24">
        <text:list-item>
          <text:p text:style-name="P39">An AIX system has been installed to use as an xCAT management node.</text:p>
        </text:list-item>
        <text:list-item>
          <text:p text:style-name="P39"><text:soft-page-break/>The cluster network is configured. (The Ethernet network that will be used to install the cluster nodes.)</text:p>
        </text:list-item>
        <text:list-item>
          <text:p text:style-name="P39">xCAT and prerequisite software has been installed and configured on the management node.</text:p>
        </text:list-item>
        <text:list-item>
          <text:p text:style-name="P39">LPARs have already been created using the HMC interfaces. <text:s/></text:p>
        </text:list-item>
      </text:list>
      <text:p text:style-name="P74"><text:span text:style-name="T6"/></text:p>
      <text:h text:style-name="Heading_20_1" text:outline-level="1">Cloning AIX nodes (<text:span text:style-name="T19">using mksysb images)</text:span></text:h>
      <text:h text:style-name="Heading_20_2" text:outline-level="2">Define the HMC as an xCAT node</text:h>
      <text:p text:style-name="P18">The xCAT hardware control support requires that the hardware control point for the nodes also be defined as a cluster node.</text:p>
      <text:p text:style-name="P18">The following command will create an xCAT node definition for an HMC with a host name of “<text:span text:style-name="T5">hmc01</text:span>”. <text:s text:c="3"/>The <text:span text:style-name="T5">groups, nodetype, mgt, username</text:span>, and <text:span text:style-name="T5">password</text:span> attributes must be set.</text:p>
      <text:p text:style-name="P29">mkdef –t node –o hmc01 groups=”all” <text:s/>nodetype=hmc <text:s/>mgt=hmc <text:s/><text:tab/>username=hscroot <text:s/>password=abc123</text:p>
      <text:h text:style-name="Heading_20_2" text:outline-level="2">Discover the LPARs managed by the HMC</text:h>
      <text:p text:style-name="Standard"/>
      <text:p text:style-name="P18">This step assumes that the partitions are already created using the standard HMC interfaces. </text:p>
      <text:p text:style-name="P18">Use the <text:span text:style-name="T2">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rscan</text:span> as well as some default values that could be used for the node definitions.</text:p>
      <text:p text:style-name="P18">To write the stanza format output of <text:span text:style-name="T2">rscan</text:span> to a file called “<text:span text:style-name="T5">mystanzafile”</text:span> run the following command.</text:p>
      <text:p text:style-name="P18"><text:tab/><text:span text:style-name="T7">rscan –z hmc01 &gt; mystanzafile</text:span></text:p>
      <text:p text:style-name="P18">This file can then be checked and modified as needed. <text:s/>For example you may need to add a different name for the node definition or add additional attributes and values.</text:p>
      <text:p text:style-name="P18"><text:span text:style-name="T2">Note</text:span>: The stanza file will contain stanzas for things other than the LPARs. <text:s/>This information must also be defined in the xCAT database. <text:s/>It is not necessary to modify the non-LPAR stanzas in any way.</text:p>
      <text:p text:style-name="P18">The updated stanza file might look something like the following. <text:s/><text:span text:style-name="T15"><text:s/></text:span></text:p>
      <text:p text:style-name="P26"><text:span text:style-name="T25">Server-9117-MMA-SN10F6F3D</text:span><text:span text:style-name="T26">:</text:span></text:p>
      <text:p text:style-name="P27"><text:s text:c="8"/>objtype=node</text:p>
      <text:p text:style-name="P27"><text:s text:c="8"/>nodetype=fsp</text:p>
      <text:p text:style-name="P26"><text:span text:style-name="T26"><text:s text:c="8"/></text:span><text:span text:style-name="T25">id=5</text:span></text:p>
      <text:p text:style-name="P28"><text:s text:c="8"/>model=9118-575</text:p>
      <text:p text:style-name="P28"><text:s text:c="8"/>serial=02013EB</text:p>
      <text:p text:style-name="P28"><text:s text:c="8"/>hcp=hmc01</text:p>
      <text:p text:style-name="P28"><text:soft-page-break/><text:s text:c="8"/>pprofile=</text:p>
      <text:p text:style-name="P28"><text:s text:c="8"/>parent=Server-9458-10099201WM_A</text:p>
      <text:p text:style-name="P28"><text:s text:c="8"/>groups=fsp,all</text:p>
      <text:p text:style-name="P28"><text:s text:c="8"/>mgt=hmc</text:p>
      <text:p text:style-name="P28"/>
      <text:p text:style-name="P28">node01:</text:p>
      <text:p text:style-name="P28"><text:s text:c="8"/>objtype=node</text:p>
      <text:p text:style-name="P28"><text:s text:c="8"/>nodetype=lpar,osi</text:p>
      <text:p text:style-name="P26"><text:span text:style-name="T25"><text:s text:c="8"/></text:span><text:span text:style-name="T26">id=9</text:span></text:p>
      <text:p text:style-name="P28"><text:s text:c="8"/>hcp=hmc01</text:p>
      <text:p text:style-name="P28"><text:s text:c="8"/>pprofile=lpar9</text:p>
      <text:p text:style-name="P28"><text:s text:c="8"/>parent=Server-9117-MMA-SN10F6F3D</text:p>
      <text:p text:style-name="P28"><text:s text:c="8"/>groups=all</text:p>
      <text:p text:style-name="P26"><text:span text:style-name="T25"><text:s text:c="8"/></text:span><text:span text:style-name="T26">mgt=hmc</text:span></text:p>
      <text:p text:style-name="P27"/>
      <text:p text:style-name="P27">node02:</text:p>
      <text:p text:style-name="P27"><text:s text:c="8"/>objtype=node</text:p>
      <text:p text:style-name="P27"><text:s text:c="8"/>nodetype=lpar,osi</text:p>
      <text:p text:style-name="P26"><text:span text:style-name="T26"><text:s text:c="8"/></text:span><text:span text:style-name="T25">id=7</text:span></text:p>
      <text:p text:style-name="P28"><text:s text:c="8"/>hcp=hmc01</text:p>
      <text:p text:style-name="P28"><text:s text:c="8"/>pprofile=lpar6</text:p>
      <text:p text:style-name="P28"><text:s text:c="8"/>parent=Server-9117-MMA-SN10F6F3D</text:p>
      <text:p text:style-name="P28"><text:s text:c="8"/>groups=all</text:p>
      <text:p text:style-name="P28"><text:s text:c="8"/>mgt=hmc</text:p>
      <text:p text:style-name="P20"/>
      <text:p text:style-name="P18"><text:span text:style-name="T2">Note</text:span>: The <text:span text:style-name="T2">rscan</text:span> command supports an option to automatically create node definitions in the xCAT database. <text:s text:c="2"/>To do this the LPAR name gathered by <text:span text:style-name="T2">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36">The information gathered by the <text:span text:style-name="T2">rscan </text:span>command can be used to create xCAT node definitions.</text:p>
          <text:p text:style-name="P36"/>
          <text:p text:style-name="P36">Since we have put all the node information in a stanza file we can now pass the contents of the file to the <text:span text:style-name="T2">mkdef</text:span> command to add the definitions to the xCAT database.</text:p>
          <text:p text:style-name="P36"/>
          <text:p text:style-name="P36"><text:tab/><text:span text:style-name="T13">cat mystanzafile | mkdef –z</text:span></text:p>
        </text:list-header>
      </text:list>
      <text:p text:style-name="P7">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Define xCAT groups (optional)</text:h>
      <text:list text:style-name="WW8Num2" text:continue-numbering="true">
        <text:list-header>
          <text:p text:style-name="P36"/>
          <text:p text:style-name="P36">There are two basic ways to create xCAT node groups. <text:s text:c="2"/>You can either set the “groups” attribute of the node definition or you can create a group directly. <text:s/></text:p>
        </text:list-header>
      </text:list>
      <text:p text:style-name="P99"><text:soft-page-break/></text:p>
      <text:p text:style-name="P99">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36"/>
        </text:list-header>
      </text:list>
      <text:p text:style-name="P9"><text:tab/><text:span text:style-name="T10">chdef –t node -p –o node01,node02,node03 groups=aixnodes </text:span></text:p>
      <text:p text:style-name="P9">The “-p” option specifies that “aixnodes” be added to any existing value for the “groups” attribute.</text:p>
      <text:list text:style-name="WW8Num2" text:continue-numbering="true">
        <text:list-header>
          <text:p text:style-name="P36">The second option would be to create a new group definition directly using the <text:span text:style-name="T2">mkdef</text:span> command as follows.</text:p>
          <text:p text:style-name="P36"/>
        </text:list-header>
      </text:list>
      <text:p text:style-name="P9"><text:tab/><text:span text:style-name="T10">mkdef –t group –o aixnodes members=”node01,node02,node03”</text:span></text:p>
      <text:p text:style-name="P12">These two options will result in exactly the same definitions and attribute values being created.</text:p>
      <text:h text:style-name="Heading_20_2" text:outline-level="2">Create an operating system image</text:h>
      <text:p text:style-name="Standard"/>
      <text:p text:style-name="P34">Before we can use a <text:span text:style-name="T3">mksysb</text:span> image to install a set of AIX nodes we need to create (or get) a <text:span text:style-name="T3">mksysb</text:span> image and define it as a NIM resource. <text:s/>Either a pre-existing image must be provided or some other NIM client machine must be provided as a source for creating the image. <text:s text:c="2"/></text:p>
      <text:p text:style-name="P34"><text:span text:style-name="T3">In this example we'll assume that you have created NIM installation resources and have already installed and configured an AIX node using NIM.</text:span> <text:s/>See the xCAT “How-To” “Installing AIX nodes” for details on how to install AIX standalone machines using the “rte” installation method.</text:p>
      <text:p text:style-name="P34"><text:span text:style-name="T3">Note</text:span>: It is also possible to use an existing <text:span text:style-name="T3">mksysb</text:span> image. <text:s text:c="2"/>This process will be covered in a future update to this document. <text:s/></text:p>
      <text:p text:style-name="P15">Once the target node is ready you can use the xCAT <text:span text:style-name="T3">mknimimage</text:span> command to create an xCAT <text:span text:style-name="T6">osimage</text:span> definition as well as the required NIM installation resources.</text:p>
      <text:p text:style-name="P15">An xCAT <text:span text:style-name="T6">osimage</text:span> definition is used to keep track of a unique operating system image. <text:s/>A different <text:span text:style-name="T6">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p>
      <text:p text:style-name="P15">In order to use NIM to perform a remote network boot of a cluster node the NIM software must be installed, <text:s/>NIM must be configured, and some basic NIM resources must be created.</text:p>
      <text:p text:style-name="P9">The <text:span text:style-name="T3">mknimimage</text:span> command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9"><text:soft-page-break/><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9">By default, the <text:span text:style-name="T3">mknimimage</text:span> command will create the NIM resources in subdirectories of <text:s/>/install. <text:s text:c="2"/>Some of the NIM resources are quite large (1-2G) so it may be necessary to increase the files size limit. </text:p>
      <text:p text:style-name="P9">For example, to set the file size limit to “unlimited” for the user “root” you could run the following command.</text:p>
      <text:p text:style-name="P9"><text:tab/><text:span text:style-name="T8">/usr/bin/chuser fsize=-1 root</text:span></text:p>
      <text:p text:style-name="P57">It may also be necessary to increase the amount of free space available in the file system that will contain the NIM resources.</text:p>
      <text:p text:style-name="P9">When you run the command you must provide the name of the target NIM machine to use to create the <text:span text:style-name="T3">mksysb</text:span> image. You must also provide a SPOT resource that is the same level as the software running on the node. <text:s/>(This is the SPOT resource that you originally used to install the target node.)</text:p>
      <text:p text:style-name="P9">For example, <text:s/>to create an <text:span text:style-name="T6">osimage</text:span> named “610sysb” using a node named “node27” as the target source you could run the following command. <text:s/></text:p>
      <text:p text:style-name="P13"><text:tab/><text:span text:style-name="T3">mknimimage -m mksysb -n node27 610sysb spot=610spot</text:span></text:p>
      <text:p text:style-name="P11">(Creating the NIM resources could take a while!)</text:p>
      <text:p text:style-name="P11"><text:span text:style-name="T3">Note</text:span>: In some cases it may also be necessary to increase the file size limit on the target node.</text:p>
      <text:p text:style-name="P9">By default the command will create NIM <text:span text:style-name="T6">mksysb </text:span><text:span text:style-name="T16">and</text:span><text:span text:style-name="T6"> bosinst_data</text:span> resources. <text:s/>When the command completes it will display the <text:span text:style-name="T6">osimage</text:span> definition which will contain the names of all the NIM resources that were created. <text:s/>The naming convention for the NIM resources that are created is the <text:span text:style-name="T6">osimage</text:span> name followed by the NIM resource type, (ex. “ <text:span text:style-name="T6">610sysb_bosinst_data</text:span><text:span text:style-name="T16">”). </text:span></text:p>
      <text:p text:style-name="P9"><text:span text:style-name="T16">You can also specify alternate or additional resources on the command line using the “attr=value” option, (“&lt;nim resource type&gt;=&lt;resource name&gt;”). <text:s/></text:span>For example, if you want to include a NIM <text:span text:style-name="T9">resolv_conf</text:span> resource named <text:span text:style-name="T6">my_resolv_conf </text:span><text:span text:style-name="T16">you could run the command as follows.</text:span></text:p>
      <text:p text:style-name="P9"><text:span text:style-name="T16"><text:tab/></text:span><text:span text:style-name="T9">mknimimage -m mksysb -n node27 610sysb spot=610spot <text:s/></text:span><text:span text:style-name="T9">resolv_conf= my_resolv_conf</text:span></text:p>
      <text:p text:style-name="P9"><text:span text:style-name="T3">Any additional NIM resources specified on the command line must be previously created using NIM interfaces. </text:span><text:s/>(Which means NIM must already have been configured previously. )</text:p>
      <text:p text:style-name="P55"><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17"><text:soft-page-break/><text:span text:style-name="T16">Once the initial </text:span><text:span text:style-name="T6">osimage</text:span><text:span text:style-name="T16"> definition is created you can change it by using the </text:span><text:span text:style-name="T17">chdef</text:span><text:span text:style-name="T16"> command. </text:span>The xCAT <text:span text:style-name="T6">osimage</text:span> definition can be listed using the <text:span text:style-name="T3">lsdef</text:span> command and removed using the <text:span text:style-name="T3">rmnimimage</text:span> command. <text:s/>See the man pages for details.</text:p>
      <text:p text:style-name="P17">In some cases you may also want to modify the contents of the NIM resources. For example, you may want to change the <text:span text:style-name="T6">bosinst_data</text:span> file or add to the <text:span text:style-name="T6">resolv_conf</text:span> file etc. <text:s/>For details concerning the NIM resources refer to the NIM documentation.</text:p>
      <text:p text:style-name="P17">You can list NIM resource definitions using the AIX <text:span text:style-name="T3">lsnim</text:span> command. For example, if the name of your SPOT resource is "<text:span text:style-name="T6">610image</text:span>" then you could get the details by running: <text:s text:c="2"/></text:p>
      <text:p text:style-name="P17"><text:tab/><text:span text:style-name="T11">lsnim -l 610image</text:span></text:p>
      <text:p text:style-name="P17">To see the actual contents of a NIM resource use "<text:span text:style-name="T6">nim -o showres &lt;resource name&gt;</text:span>". <text:s/>For example, to get a list of the software installed in your SPOT you could run:</text:p>
      <text:p text:style-name="P17"><text:s text:c="8"/><text:tab/><text:span text:style-name="T11">nim -o showres <text:s/>610image</text:span></text:p>
      <text:p text:style-name="P16"><text:span text:style-name="T3">Note</text:span>: <text:s/>The <text:span text:style-name="T3">mknimimage</text:span> command will take care of the NIM installation and configuration automatically, however, you can also do this using the standard AIX support. <text:s text:c="2"/>See the AIX documentation for details on using the <text:span text:style-name="T3">nim_master_setup</text:span> command or the SMIT “eznim” interface.</text:p>
      <text:h text:style-name="P33" text:outline-level="2">Define xCAT networks</text:h>
      <text:p text:style-name="P9">Create a network definition for each network that contains cluster nodes. <text:s/>You will need a name for the network and values for the following attributes.</text:p>
      <text:p text:style-name="P2"><text:tab/><text:span text:style-name="T3">net</text:span> <text:s text:c="11"/>The network address.</text:p>
      <text:p text:style-name="P2"><text:tab/><text:span text:style-name="T3">mask</text:span> <text:s text:c="7"/>The network mask.</text:p>
      <text:p text:style-name="P2"><text:tab/><text:span text:style-name="T3">gateway</text:span> <text:s text:c="3"/>The network gateway.</text:p>
      <text:p text:style-name="P22"/>
      <text:p text:style-name="P2">In our example we will assume that all the cluster node management interfaces and the xCAT management node interface are on the same network. You can use the xCAT <text:span text:style-name="T3">mkdef</text:span> command to define the network. </text:p>
      <text:p text:style-name="P2"/>
      <text:p text:style-name="P2">For example:</text:p>
      <text:p text:style-name="P2"/>
      <text:p text:style-name="P2"><text:tab/><text:span text:style-name="T12">mkdef -t network -o net1 net=9.114.113.224 mask=255.255.255.224 <text:tab/><text:tab/><text:tab/><text:tab/>gateway=9.114.113.254</text:span></text:p>
      <text:p text:style-name="P23"/>
      <text:list text:style-name="WW8Num18" text:continue-numbering="true">
        <text:list-item>
          <text:list text:continue-numbering="true">
            <text:list-header>
              <text:p text:style-name="P48"><text:span text:style-name="T3">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83"/>
      <text:p text:style-name="P14">For the processs described in this document we are assuming that the xCAT management node and the LPARs are all on the same network. <text:s/></text:p>
      <text:p text:style-name="P83"><text:soft-page-break/>However, depending on your specific situation, you may need to create additional NIM network and route definitions. </text:p>
      <text:p text:style-name="P83">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83">The following is an example of how to define a new NIM network using the NIM command line interface. <text:s/></text:p>
      <text:p text:style-name="P84">Step 1</text:p>
      <text:p text:style-name="P83">Create a NIM network definition. <text:s/>Assume the NIM name for the new network is “clstr_net”, the network address is “10.0.0.0”, the network mask is “255.0.0.0”, and the default gateway is “10.0.0.247”.</text:p>
      <text:p text:style-name="P88">nim -o define -t ent -a net_addr=10.0.0.0 -a snm=255.0.0.0 -a <text:tab/>routing1='default 10.0.0.247' clstr_net</text:p>
      <text:p text:style-name="P84">Step 2</text:p>
      <text:p text:style-name="P83">Create a new interface entry for the NIM “master” definition. <text:s/>Assume that the next available interface index is “2” and the hostname of the NIM master is “xcataixmn”.</text:p>
      <text:p text:style-name="P85"><text:tab/>nim -o change -a if2='clstr_net xcataixmn 0' -a cable_type2=N/A master</text:p>
      <text:p text:style-name="P86">Step 3</text:p>
      <text:p text:style-name="P87">Create routing information so that NIM knows how to get from one network to the other. <text:s text:c="2"/>Assume the next available routing index is “2”, and the IP address of the NIM master on the “master_net” network is “8.124.37.24”. <text:s text:c="2"/>This command will set the route from “master_net” to “clstr_net” to be “ 10.0.0.241” <text:s/>and it will set the route from “clstr_net” to “master_net” to be “8.124.37.24”.</text:p>
      <text:p text:style-name="P85"><text:tab/>nim -o change -a routing2='master_net 10.0.0.247 8.124.37.24' <text:tab/><text:tab/><text:tab/>clstr_net</text:p>
      <text:p text:style-name="P84">Step 4</text:p>
      <text:p text:style-name="P46">Verify the definitions by running the following commands.</text:p>
      <text:p text:style-name="P66">lsnim -l master</text:p>
      <text:p text:style-name="P66">lsnim -l master_net</text:p>
      <text:p text:style-name="P64"><text:span text:style-name="T30">lsnim -l clstr_net</text:span></text:p>
      <text:p text:style-name="P14">See the NIM documentation for details on creating additional network and route definitions.<text:span text:style-name="T28"> <text:s/>(</text:span><text:span text:style-name="HTML_20_Cite"><text:span text:style-name="T31">IBM AIX Installation Guide and Reference</text:span></text:span><text:span text:style-name="T28">. </text:span><text:a xlink:type="simple" xlink:href="http://www-03.ibm.com/servers/aix/library/index.html"><text:span text:style-name="nobr"><text:span text:style-name="T28">http://www-03.ibm.com/servers/aix/library/index.html</text:span></text:span></text:a><text:span text:style-name="T28">)</text:span></text:p>
      <text:h text:style-name="Heading_20_2" text:outline-level="2"><text:soft-page-break/>Gather MAC information for the install adapters.</text:h>
      <text:p text:style-name="P7">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4">If there are multiple adapters the first one will be written to the database</text:span>. <text:s/></text:p>
      <text:p text:style-name="P7">The command can also be used to do a ping test on the adapter interfaces to determine which ones could be used to perform the network boot. <text:s/>I<text:span text:style-name="T14">n this case the first adapter that can be successfully used to ping the server will be written to the database.</text:span></text:p>
      <text:p text:style-name="P7">Before running <text:span text:style-name="T3">getmacs</text:span> you must first run the <text:span text:style-name="T3">makeconservercf </text:span><text:span text:style-name="T36">command</text:span>. <text:s/>You need to run <text:span text:style-name="T3">makeconservercf</text:span> any time you add new nodes to the cluster.</text:p>
      <text:p text:style-name="P7"><text:tab/> <text:span text:style-name="T8">makeconservercf</text:span></text:p>
      <text:p text:style-name="P7">For example, to retrieve the MAC address for all the nodes in the group “<text:span text:style-name="T6">aixnodes</text:span>” and write the first adapter MAC to the xCAT database you could issue the following command.</text:p>
      <text:p text:style-name="P79"><text:tab/><text:span text:style-name="T7">getmacs aixnodes</text:span></text:p>
      <text:p text:style-name="P80">To display all adapter information but not write anything to the database.</text:p>
      <text:p text:style-name="P80"><text:tab/><text:span text:style-name="T8">getmacs -d <text:s/>aixnodes</text:span></text:p>
      <text:p text:style-name="P7">To retrieve the MAC address and do a ping test to determine which adapter MAC to use for the node you could issue the following command. <text:s/>(The ping operation may take a while to complete.)</text:p>
      <text:p text:style-name="P79"><text:tab/><text:span text:style-name="T8">getmacs -d aixnodes -S 10.14.0.2 -G 10.14.0.2 -C 10.14.0.4</text:span></text:p>
      <text:p text:style-name="P79">The output would be similar to the following.</text:p>
      <text:p text:style-name="P43"># Type <text:s text:c="2"/>Location Code <text:s text:c="2"/>MAC Address <text:s/>Full Path Name <text:s/>Ping Result <text:s/>Device Type</text:p>
      <text:p text:style-name="Text_20_body"><text:span text:style-name="T34">ent U9125.F2A.024C362-V6-C2-T1 fef9dfb7</text:span><text:span text:style-name="T23">c602 </text:span><text:a xlink:type="simple" xlink:href="/vdevice/l-lan@30000002"><text:span text:style-name="T21">/vdevice/l-lan@30000002</text:span></text:a><text:span text:style-name="T23"> <text:s/>successfu</text:span><text:span text:style-name="T24">l</text:span><text:span text:style-name="T34"> virtual</text:span></text:p>
      <text:p text:style-name="P43">ent U9125.F2A.024C362-V6-C3-T1 fef9dfb7c603 /vdevice/l-lan@30000003 unsuccessful virtual</text:p>
      <text:p text:style-name="P44">From this result you can see that “ <text:span text:style-name="T34">fef9dfb7c602</text:span><text:span text:style-name="T33">” should be used for this nodes MAC address.</text:span></text:p>
      <text:p text:style-name="P58">For more information on using the <text:span text:style-name="T3">getmacs</text:span> command see the man page.</text:p>
      <text:p text:style-name="P45"><text:soft-page-break/>To add the MAC value to the node definitions you can use the <text:span text:style-name="T3">chdef</text:span> command. <text:s/>For example:</text:p>
      <text:p text:style-name="P59"><text:span text:style-name="_20_Char"><text:tab/></text:span><text:span text:style-name="_20_Char"><text:span text:style-name="T6">chdef -t node node01 mac=fef9dfb7c603</text:span></text:span></text:p>
      <text:h text:style-name="Heading_20_2" text:outline-level="2"><text:span text:style-name="_20_Char"><text:span text:style-name="T18">Set up customization scripts (optional) </text:span></text:span></text:h>
      <text:p text:style-name="Standard"><text:span text:style-name="_20_Char"><text:span text:style-name="T15"/></text:span></text:p>
      <text:p text:style-name="P14"><text:span text:style-name="_20_Char"><text:span text:style-name="T18">xCAT supports the running of user-provided customization scripts on the nodes when they are installed. <text:s text:c="2"/></text:span></text:span></text:p>
      <text:p text:style-name="P14"><text:span text:style-name="_20_Char"><text:span text:style-name="T18">To have your script run on the nodes:</text:span></text:span></text:p>
      <text:list text:style-name="L5">
        <text:list-item>
          <text:p text:style-name="P76"><text:span text:style-name="_20_Char"><text:span text:style-name="T18">Put a copy of your script in /install/postscripts on the xCAT management node. <text:s/>(Make sure it is executable.)</text:span></text:span></text:p>
        </text:list-item>
        <text:list-item>
          <text:p text:style-name="P76"><text:span text:style-name="_20_Char"><text:span text:style-name="T18">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9">chdef</text:span></text:span><text:span text:style-name="_20_Char"><text:span text:style-name="T18"> command as follows.</text:span></text:span></text:p>
        </text:list-item>
      </text:list>
      <text:p text:style-name="P14"><text:span text:style-name="_20_Char"><text:span text:style-name="T18"><text:tab/><text:tab/></text:span></text:span><text:span text:style-name="_20_Char"><text:span text:style-name="T20">chdef -t node -o node01 postscripts=foo,bar</text:span></text:span></text:p>
      <text:p text:style-name="P14"><text:span text:style-name="_20_Char"><text:span text:style-name="T22">The order of the scripts in the list determines the order in which they will be run.</text:span></text:span></text:p>
      <text:p text:style-name="P14"><text:span text:style-name="_20_Char"><text:span text:style-name="T18">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9">chtab</text:span></text:span><text:span text:style-name="_20_Char"><text:span text:style-name="T18"> or </text:span></text:span><text:span text:style-name="_20_Char"><text:span text:style-name="T19">tabedit</text:span></text:span><text:span text:style-name="_20_Char"><text:span text:style-name="T18"> command.</text:span></text:span></text:p>
      <text:h text:style-name="Heading_20_2" text:outline-level="2">Create NIM client &amp; group definitions</text:h>
      <text:p text:style-name="P3">You can use the xCAT <text:span text:style-name="T3">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3"/>
      <text:p text:style-name="P3">To create NIM machine definitions you could run the following command. <text:s/></text:p>
      <text:p text:style-name="P3"/>
      <text:p text:style-name="P38">xcat2nim -t node –o aixnodes</text:p>
      <text:p text:style-name="P37"/>
      <text:p text:style-name="P3">To create NIM group definitions you could run the following command.</text:p>
      <text:p text:style-name="P5"><text:line-break/><text:tab/><text:span text:style-name="T5">xcat2nim –t group –o aixnodes</text:span></text:p>
      <text:p text:style-name="P5"/>
      <text:p text:style-name="P5">To check the NIM definitions you could use the NIM <text:span text:style-name="T2">lsnim</text:span> command or the xCAT <text:span text:style-name="T2">xcat2nim</text:span> command. <text:s text:c="2"/>For example, the following command will display the NIM definitions of the nodes: <text:span text:style-name="T5">node01</text:span>, <text:span text:style-name="T5">node02</text:span>, and <text:span text:style-name="T5">node03</text:span> (from data stored in the <text:span text:style-name="T14">NIM database</text:span>).</text:p>
      <text:p text:style-name="P21"/>
      <text:p text:style-name="P5"><text:span text:style-name="_20_Char"><text:tab/></text:span><text:span text:style-name="_20_Char"><text:span text:style-name="T5">xcat2nim -t node -l –o node01-node03</text:span></text:span></text:p>
      <text:h text:style-name="Heading_20_2" text:outline-level="2"><text:soft-page-break/><text:span text:style-name="_20_Char">Initialize the AIX/NIM nodes</text:span></text:h>
      <text:p text:style-name="Standard"><text:span text:style-name="_20_Char"/></text:p>
      <text:p text:style-name="P5"><text:span text:style-name="_20_Char">You can use the xCAT </text:span><text:span text:style-name="_20_Char"><text:span text:style-name="T3">nimnodeset</text:span></text:span><text:span text:style-name="_20_Char"> command to initialize the AIX standalone nodes. This command uses information from the xCAT </text:span><text:span text:style-name="_20_Char"><text:span text:style-name="T6">osimage</text:span></text:span><text:span text:style-name="_20_Char"> definition and default values to run the appropriate NIM commands.</text:span> <text:s/></text:p>
      <text:p text:style-name="P5"/>
      <text:p text:style-name="P5"><text:span text:style-name="_20_Char">For example, to set up all the nodes in the group “</text:span><text:span text:style-name="_20_Char"><text:span text:style-name="T6">aixnodes</text:span></text:span><text:span text:style-name="_20_Char">” to install using the </text:span><text:span text:style-name="_20_Char"><text:span text:style-name="T6">osimage</text:span></text:span><text:span text:style-name="_20_Char"> named “</text:span><text:span text:style-name="_20_Char"><text:span text:style-name="T6">610sysb</text:span></text:span><text:span text:style-name="_20_Char">” you could issue the following command.</text:span></text:p>
      <text:p text:style-name="P5"><text:span text:style-name="_20_Char"/></text:p>
      <text:p text:style-name="P25">nimnodeset -i 610sysb aixnodes</text:p>
      <text:p text:style-name="P5">To verify that you have allocated all the NIM resources that you need you can run the “<text:span text:style-name="T2">lsnim –l</text:span>” command. <text:s/>For example, to check node “node01” you could run the following command.</text:p>
      <text:p text:style-name="P6"/>
      <text:p text:style-name="P24">lsnim -l node01</text:p>
      <text:p text:style-name="P10"><text:span text:style-name="_20_Char"><text:span text:style-name="T28">The command </text:span></text:span><text:span text:style-name="T28">will also set the “</text:span><text:span text:style-name="T30">profile</text:span><text:span text:style-name="_20_Char"><text:span text:style-name="T28">” attribute in the xCAT node definitions to “</text:span></text:span><text:span text:style-name="_20_Char"><text:span text:style-name="T30">610sysb</text:span></text:span><text:span text:style-name="_20_Char"><text:span text:style-name="T28">“. <text:s/>Once this attribute is set you can run the </text:span></text:span><text:span text:style-name="_20_Char"><text:span text:style-name="T29">nimnodeset</text:span></text:span><text:span text:style-name="_20_Char"><text:span text:style-name="T28"> command without the “-i” option.</text:span></text:span></text:p>
      <text:h text:style-name="Heading_20_2" text:outline-level="2">Open a remote console (optional)</text:h>
      <text:p text:style-name="P9">You can open a remote console to monitor the boot progress using the xCAT <text:span text:style-name="T2">rcons</text:span> command. <text:s/>This command requires that you have <text:span text:style-name="T3">conserver</text:span> installed and configured. <text:s/></text:p>
      <text:p text:style-name="P57">If you wish to monitor a network installation you must run rcons before initiating a network boot.</text:p>
      <text:p text:style-name="P49"><text:tab/><text:tab/>To configure conserver run:</text:p>
      <text:p text:style-name="P65">makeconservercf <text:s text:c="3"/></text:p>
      <text:p text:style-name="P9">To start a console:</text:p>
      <text:p text:style-name="P65">rcons node01</text:p>
      <text:p text:style-name="P54">Note: <text:s/>You must always run makeconservercf after you define new cluster nodes.</text:p>
      <text:h text:style-name="Heading_20_2" text:outline-level="2">Initiate a network boot</text:h>
      <text:p text:style-name="P7">Initiate a remote network boot request using the xCAT <text:span text:style-name="T3">rnetboot</text:span> command. <text:s/>For example, to initiate a network boot of all nodes in the group “<text:span text:style-name="T6">aixnodes</text:span>” you could issue the following command.</text:p>
      <text:p text:style-name="P30">rnetboot <text:s/>aixnodes</text:p>
      <text:p text:style-name="P8"><text:span text:style-name="T3">Note</text:span>: If you receive timeout errors from the <text:span text:style-name="T3">rnetboot</text:span> command, you may need to increase the default 60-second timeout to a larger value by setting ppctimeout in the site table:</text:p>
      <text:p text:style-name="P31"><text:soft-page-break/>chdef -t site -o clustersite ppctimeout=180</text:p>
      <text:h text:style-name="Heading_20_2" text:outline-level="2">Verify the deployment</text:h>
      <text:list text:style-name="WW8Num33">
        <text:list-item text:start-value="1">
          <text:p text:style-name="P50">You can use the AIX <text:span text:style-name="kwd"><text:span text:style-name="T2">lsnim</text:span></text:span> command to see the state of the NIM installation for a particular node, by running the following command on the NIM master: </text:p>
          <text:p text:style-name="P53"><text:span text:style-name="T10">lsnim -l &lt;</text:span><text:span text:style-name="var"><text:span text:style-name="T10">clientname&gt;</text:span></text:span></text:p>
        </text:list-item>
        <text:list-item>
          <text:p text:style-name="P50">Retry and troubleshooting tips: </text:p>
        </text:list-item>
      </text:list>
      <text:list text:style-name="L6">
        <text:list-item>
          <text:p text:style-name="P60">For p6 lpars, it may be helpful to bring up the HMC web interface in a browser and watch the lpar status and reference codes as the node boots.</text:p>
        </text:list-item>
        <text:list-item>
          <text:p text:style-name="P60">Verify network connections</text:p>
        </text:list-item>
        <text:list-item>
          <text:p text:style-name="P60">If the <text:span text:style-name="T3">rnetboot</text:span> returns “unsuccessful” for a node, verify that bootp and tftp is configured and running properly.</text:p>
        </text:list-item>
        <text:list-item>
          <text:p text:style-name="P67">View /etc/bootptab to make sure an entry exists for the node.</text:p>
        </text:list-item>
        <text:list-item>
          <text:p text:style-name="P67">Verify that the information in /tftpboot/&lt;node&gt;.info is correct.</text:p>
        </text:list-item>
        <text:list-item>
          <text:p text:style-name="P67">Stop and restart inetd:</text:p>
        </text:list-item>
      </text:list>
      <text:p text:style-name="P93">stopsrc -s inetd</text:p>
      <text:p text:style-name="P93">startsrc -s inetd</text:p>
      <text:list text:style-name="L7">
        <text:list-item>
          <text:p text:style-name="P91">Stop and restart tftp:</text:p>
        </text:list-item>
      </text:list>
      <text:p text:style-name="P93">stopsrc -s tftp</text:p>
      <text:p text:style-name="P93">startsrc -s tftp</text:p>
      <text:list text:style-name="L7">
        <text:list-item text:start-value="1">
          <text:p text:style-name="P91"/>
        </text:list-item>
      </text:list>
      <text:list text:style-name="L6">
        <text:list-item text:start-value="1">
          <text:p text:style-name="P60">Verify NFS is running properly and mounts can be performed with this NFS server:</text:p>
        </text:list-item>
        <text:list-item>
          <text:p text:style-name="P67">View /etc/exports for correct mount information. <text:s/></text:p>
        </text:list-item>
        <text:list-item>
          <text:p text:style-name="P67">Run the showmount and exportfs commands. </text:p>
        </text:list-item>
        <text:list-item>
          <text:p text:style-name="P67">Stop and restart the NFS and related daemons:</text:p>
        </text:list-item>
      </text:list>
      <text:p text:style-name="P97">stopsrc -g nfs</text:p>
      <text:p text:style-name="P97">startsrc -g nfs</text:p>
      <text:list text:style-name="L6">
        <text:list-item text:start-value="1">
          <text:p text:style-name="P73">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5"/>
      <text:h text:style-name="Heading_20_2" text:outline-level="2">Removing NIM machine definitions</text:h>
      <text:p text:style-name="P5">Use the xCAT <text:span text:style-name="T3">xcat2nim</text:span> command to remove all NIM machine definitions that were created for the specified xCAT nodes. <text:s text:c="2"/>This command <text:span text:style-name="T14">will not</text:span><text:span text:style-name="T32"> </text:span>remove the xCAT node definitions.</text:p>
      <text:p text:style-name="P5"/>
      <text:p text:style-name="P5"><text:soft-page-break/>For example, to remove the NIM machine definition corresponding to the xCAT node named “node01” you could run the command as follows.</text:p>
      <text:p text:style-name="P5"/>
      <text:p text:style-name="P5"><text:tab/><text:span text:style-name="T8">xcat2nim -t node -r node01</text:span></text:p>
      <text:p text:style-name="P5"/>
      <text:p text:style-name="P5">The <text:span text:style-name="T3">xcat2nim</text:span> command is intended to make it easier to clean up NIM machine definitions that were created by xCAT. <text:s/>You can also use the AIX <text:span text:style-name="T3">nim</text:span> command directly. <text:s/>See the AIX/NIM documentation for details. </text:p>
      <text:p text:style-name="P19"/>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4">will also remove</text:span> the xCAT <text:span text:style-name="T6">osimage</text:span> definition that is specified on the command line.</text:p>
      <text:p text:style-name="Text_20_body">For example, to remove the “610sysb” <text:span text:style-name="T6">osimage</text:span> definition along with all the associated NIM resources run the following command. <text:s/></text:p>
      <text:p text:style-name="Text_20_body"><text:tab/><text:span text:style-name="T8">rmnimimage 610sysb</text:span></text:p>
      <text:p text:style-name="P5">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Cloning AIX nodes (mksysb)</dc:title>
    <meta:initial-creator>IBM_USER</meta:initial-creator>
    <meta:creation-date>2008-02-27T15:09:00</meta:creation-date>
    <dc:date>2009-04-19T13:17:13</dc:date>
    <meta:print-date>2008-06-16T08:24:29</meta:print-date>
    <meta:editing-cycles>241</meta:editing-cycles>
    <meta:editing-duration>P3DT21H54M4S</meta:editing-duration>
    <meta:user-defined meta:name="Info 1"/>
    <meta:user-defined meta:name="Info 2"/>
    <meta:user-defined meta:name="Info 3"/>
    <meta:user-defined meta:name="Info 4"/>
    <meta:document-statistic meta:table-count="0" meta:image-count="0" meta:object-count="0" meta:page-count="12" meta:paragraph-count="237" meta:word-count="3732" meta:character-count="22127"/>
  </office:meta>
</office:document-meta>
</file>